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list-style-name="L1">
      <style:paragraph-properties fo:text-align="start"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list-style-name="L2">
      <style:paragraph-properties fo:text-align="start" style:justify-single-word="false"/>
      <style:text-properties fo:font-size="18pt" style:text-underline-style="solid" style:text-underline-width="auto" style:text-underline-color="font-color" style:font-size-asian="18pt" style:font-size-complex="18pt"/>
    </style:style>
    <style:style style:name="P4" style:family="paragraph" style:parent-style-name="Standard" style:list-style-name="L4">
      <style:paragraph-properties fo:text-align="start"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T1" style:family="text">
      <style:text-properties style:text-underline-style="none"/>
    </style:style>
    <style:style style:name="T2" style:family="text">
      <style:text-properties fo:font-size="12pt" style:text-underline-style="non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z bicing</text:p>
      <text:p text:style-name="P1"><text:span text:style-name="T2"/></text:p>
      <text:p text:style-name="P1"><text:span text:style-name="T2">Welcome to our presentation, we're Andreu,Bernat and Víctor, three boys who are studying at FIB(UPC), we've taken the Metropolis Lab Challenge, that had 2 main areas:</text:span></text:p>
      <text:list xml:id="list4141664227989374776" text:style-name="L1">
        <text:list-item>
          <text:p text:style-name="P2"><text:span text:style-name="T2">Analytics and visualization;</text:span></text:p>
          <text:list>
            <text:list-item>
              <text:p text:style-name="P2"><text:span text:style-name="T2">Bicing historical data</text:span></text:p>
            </text:list-item>
            <text:list-item>
              <text:p text:style-name="P2"><text:span text:style-name="T2">predict IO users movement data</text:span></text:p>
            </text:list-item>
            <text:list-item>
              <text:p text:style-name="P2"><text:span text:style-name="T2">Petrol stations data</text:span></text:p>
            </text:list-item>
          </text:list>
        </text:list-item>
        <text:list-item>
          <text:p text:style-name="P2"><text:span text:style-name="T2">Mobile application</text:span></text:p>
          <text:list>
            <text:list-item>
              <text:p text:style-name="P2"><text:span text:style-name="T2">Real time Bicing application</text:span></text:p>
            </text:list-item>
          </text:list>
        </text:list-item>
      </text:list>
      <text:p text:style-name="P1"><text:span text:style-name="T2"/></text:p>
      <text:p text:style-name="P1"><text:span text:style-name="T2">Antes de llegar, teníamos decidido que desarrollaríamos una aplicación web, en estas circumstancias, decidimos hacer una mezcla de 2 challenges: <text:s/>Bicing historical data y Real time Bicing appication. </text:span></text:p>
      <text:p text:style-name="P1"><text:span text:style-name="T2">Nuestra apicación se llama “ez bicing”, nuestra intención es, gracias a la API de bicing, hacer para los clientes una mayor facilidad para el uso de esta idea que es el bicing.</text:span></text:p>
      <text:p text:style-name="P1"><text:span text:style-name="T2">Para desarrollar esta web nos basamos en los problemas principales que tienen los usuarios de bicing. Para eso decidimos preguntar a nuestro círculo de amistades como podríamos mejorar a aplicación que ofrece esta plataforma (bicing). Las respuestas fueron algo parecido a: “tengo que estar pendiente de la app para ver si la estación que yo frecuento esta vacía o no antes de salir de casa. “si voy a un lugar nuevo, tengo que buscar en google maps y despues en la aplicación de bicing para saber donde tengo que ir y que recorrido hacer, y aún así, después de esto, por algún falo a clicar acabo equivocándome”. I algunasvaloraciones más. </text:span></text:p>
      <text:p text:style-name="P1"><text:span text:style-name="T2">Raíz de eso, decidimos enfocar “ezbicing” hacía esa dirección, solventar todos esos problemas que la aplicación de bicing no podía alcanzar. Así que esto es “ezbicing”.</text:span></text:p>
      <text:p text:style-name="P1"><text:span text:style-name="T2"/></text:p>
      <text:p text:style-name="P1"><text:span text:style-name="T2">Cuando abres la aplicación, te sale un menú en la pantalla donde puedes escoger entre 3 opciones:</text:span></text:p>
      <text:list xml:id="list8484305043010827672" text:style-name="L2">
        <text:list-item>
          <text:p text:style-name="P3"><text:span text:style-name="T2">Find bike: que te marcará un camino ( por caminos de vianantes), hasta a estación de bicing más cercana.</text:span></text:p>
        </text:list-item>
        <text:list-item>
          <text:p text:style-name="P3"><text:span text:style-name="T2">Park bike: que te dará a escoger entre dos otras opciones:</text:span></text:p>
          <text:list>
            <text:list-item>
              <text:p text:style-name="P3"><text:span text:style-name="T2">Near station: <text:s/>que te marcará un camino hasta a estacion más cercana siguiendo caminos bici, siempre que sea posible.</text:span></text:p>
            </text:list-item>
            <text:list-item>
              <text:p text:style-name="P3"><text:span text:style-name="T2">Search: tendrás un buscador donde podrás escoger a que sitio/estiación de bicing quieres ir y te marcará una ruta siguiendo carriles bicing, siempre que sea posibe.</text:span></text:p>
            </text:list-item>
          </text:list>
        </text:list-item>
        <text:list-item>
          <text:p text:style-name="P3"><text:span text:style-name="T2">Find route: te dará un buscador para ir donde quieras, parecido al search del park bike.</text:span></text:p>
          <text:p text:style-name="P3"><text:span text:style-name="T2"/></text:p>
        </text:list-item>
      </text:list>
      <text:p text:style-name="P5"><text:span text:style-name="T2">En el caso que quieras observar el mapa para decidir donde ir por ti mismo, te encontrarás con el mapa lleno de puntos de diferentes colores:</text:span></text:p>
      <text:list xml:id="list3735851327614122095" text:style-name="L3">
        <text:list-item>
          <text:p text:style-name="P6"><text:span text:style-name="T2">Verde: hay más del 50% de bicis disponibles y operables (no averiadaas).</text:span></text:p>
        </text:list-item>
        <text:list-item>
          <text:p text:style-name="P6"><text:span text:style-name="T2">Naranja-Rojo: habrá un gradiente de color que irá de naranja a rojo, siendo naranja e 49% de las bicis operables y disponibles y rojo el 1%.</text:span></text:p>
        </text:list-item>
        <text:list-item>
          <text:p text:style-name="P6"><text:span text:style-name="T2">Negro: No hay bicis disponibles.</text:span></text:p>
          <text:p text:style-name="P6"><text:span text:style-name="T2"/></text:p>
          <text:p text:style-name="P6"><text:span text:style-name="T2"/></text:p>
          <text:p text:style-name="P6"><text:span text:style-name="T2"><text:s/></text:span></text:p>
        </text:list-item>
      </text:list>
      <text:p text:style-name="P1"><text:soft-page-break/><text:span text:style-name="T2">Cuando clicas a un punto del mapa, te saldrá un cartelito con el número de bicis que hay, número de slots vacíos que ésta tiene y la calle donde se encuentra. También aparece un botón que pone “Go”. Al clicar este botón, automáticamente te dibuja una ruta en el mapa para ir a esa parada. En caso que no haya bicis en esa parada, te saldrá una cartel de advertencia preguntándote si quieres ir iguamente o quieres que la página te redireccione a la estación más cercana. Para estos casos, decidimos desarrolar, gracias al historica data dado por los miembros del metropolis lab, hemos desarrollado una herramienta que nos permite observar el flujo del uso del bicing separado por horas. En ese caso, aún que esté llena, el usuario puede optar por intentar predecir la capacidad que tendrá el bicing a esa hora.</text:span></text:p>
      <text:p text:style-name="P1"><text:span text:style-name="T2"/></text:p>
      <text:p text:style-name="P1"><text:span text:style-name="T2">Por acabar, en “ez bicing” también tenemos un sistema de alarmas/reecordatorios, hay 3 tipos de recordatorios, marcarás una estación y en mínimo un minuto, te saldrá una notificación:</text:span></text:p>
      <text:list xml:id="list7845626637459241354" text:style-name="L4">
        <text:list-item>
          <text:p text:style-name="P4"><text:span text:style-name="T2">Lot of bikes: En cuanto haya más del 50% de las bicis.</text:span></text:p>
        </text:list-item>
        <text:list-item>
          <text:p text:style-name="P4"><text:span text:style-name="T2">At least 1: Te avisa si por lo menos hay una bici.</text:span></text:p>
        </text:list-item>
        <text:list-item>
          <text:p text:style-name="P4"><text:span text:style-name="T2">No bikes: Salta la notificación cuando no quedan bicis en la estación.</text:span></text:p>
        </text:list-item>
      </text:list>
      <text:p text:style-name="P1"><text:span text:style-name="T2"/></text:p>
      <text:p text:style-name="P7">Herramientas y tecnologías:</text:p>
      <text:p text:style-name="P8"><text:span text:style-name="T1"/></text:p>
      <text:p text:style-name="P8"><text:span text:style-name="T1">Para el backend, hemos usado node.js y varios de sus pacquetes gracias a npm como por ejemplo, push para las notificaciones, express i socket para montar el backend y la comunicación instantanea con el frontend.</text:span></text:p>
      <text:p text:style-name="P8"><text:span text:style-name="T1">Para el uso de mapa, geolocalización, rutas, etc. Hemos usado leaflet, GraphHooper. Y para el heat map, hemos usado carto. Para acabar, para parsear toda la data administrada por los miembros de metropolis lab, hemos usado simples comando de linux.</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chyy .</meta:initial-creator>
    <meta:creation-date>2018-03-11T16:03:45.78</meta:creation-date>
    <dc:date>2018-03-11T17:04:35.44</dc:date>
    <dc:creator>Sanchyy .</dc:creator>
    <meta:editing-duration>PT27M4S</meta:editing-duration>
    <meta:editing-cycles>6</meta:editing-cycles>
    <meta:generator>OpenOffice/4.1.3$Win32 OpenOffice.org_project/413m1$Build-9783</meta:generator>
    <meta:document-statistic meta:table-count="0" meta:image-count="0" meta:object-count="0" meta:page-count="2" meta:paragraph-count="31" meta:word-count="724" meta:character-count="4191"/>
  </office:meta>
</office:document-meta>
</file>